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size="14pt" fo:font-weight="bold" style:font-size-asian="14pt" style:font-weight-asian="bold"/>
    </style:style>
    <style:style style:name="P2" style:family="paragraph" style:parent-style-name="Standard">
      <style:paragraph-properties fo:margin-left="0.5in" fo:margin-right="0in" fo:text-indent="0in" style:auto-text-indent="false"/>
    </style:style>
    <style:style style:name="P3" style:family="paragraph" style:parent-style-name="Standard" style:master-page-name="Standard">
      <style:paragraph-properties style:page-number="auto"/>
    </style:style>
    <style:style style:name="P4" style:family="paragraph" style:parent-style-name="List_20_Paragraph" style:list-style-name="WWNum1"/>
    <style:style style:name="P5" style:family="paragraph" style:parent-style-name="List_20_Paragraph" style:list-style-name="WWNum1">
      <style:paragraph-properties fo:margin-top="0in" fo:margin-bottom="0in"/>
    </style:style>
    <style:style style:name="T1" style:family="text">
      <style:text-properties fo:color="#000000" style:font-name="Arial1" fo:font-size="11.5pt" style:font-size-asian="11.5pt" style:font-name-complex="Arial2" style:font-size-complex="11.5pt"/>
    </style:style>
    <style:style style:name="T2" style:family="text">
      <style:text-properties style:font-name="Arial1" style:font-name-complex="Arial2" style:font-size-complex="10.5pt"/>
    </style:style>
    <style:style style:name="T3" style:family="text">
      <style:text-properties style:font-name="Arial1" fo:language="fr" fo:country="FR" fo:font-style="italic" style:font-style-asian="italic" style:font-name-complex="Arial2" style:font-size-complex="10.5pt" style:font-style-complex="italic"/>
    </style:style>
    <style:style style:name="T4" style:family="text">
      <style:text-properties fo:font-size="14pt" fo:font-weight="bold" style:font-size-asian="14pt" style:font-weight-asian="bold"/>
    </style:style>
    <style:style style:name="T5" style:family="text">
      <style:text-properties fo:font-style="italic" style:font-style-asian="italic"/>
    </style:style>
    <style:style style:name="T6" style:family="text">
      <style:text-properties fo:font-style="italic" fo:font-weight="bold" style:font-style-asian="italic" style:font-weight-asian="bold"/>
    </style:style>
    <style:style style:name="T7" style:family="text">
      <style:text-properties fo:font-size="12pt" style:font-size-asian="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Hi everyone,</text:span><text:span text:style-name="apple-converted-space"><text:span text:style-name="T1"> </text:span></text:span><text:span text:style-name="T1"><text:line-break/><text:line-break/>As you know you've been assigned Agile Scrum teams and have 2 weeks from now to complete the website. I've put the outline for the site up in the assignment section for the Scrum notes. <text:line-break/><text:line-break/>Also note that the scrum masters must set a specific time for each daily scrum and you need to include the Product Owner in these. By that I mean you should send out a reminder email and include me in them. Can't guarantee I'll always make them but I'll try.</text:span><text:span text:style-name="apple-converted-space"><text:span text:style-name="T1"> </text:span></text:span><text:span text:style-name="T1"><text:line-break/><text:line-break/>For the grading you'll be marked on how well you perform at Agile Scrum and in a team and in the overall project at the end as well.</text:span><text:span text:style-name="apple-converted-space"><text:span text:style-name="T1"> </text:span></text:span></text:p>
      <text:p text:style-name="P1"/>
      <text:p text:style-name="Standard"><text:span text:style-name="T4">Website Brief</text:span></text:p>
      <text:p text:style-name="Standard"><text:span text:style-name="T5">The client would like us to build a responsive website called </text:span><text:span text:style-name="T6">MakeYourVoteUp</text:span><text:span text:style-name="T5"> which is targeted at young adults of both genders. The goal of the website is to help a Canadian citizen to decide who they should vote for in the next general election. This is done by providing information on the relevant parties and making it easier for the user to compare and contrast. The website must also provide a log in and members section which allows the user to cast votes for parties if they like where they stand on certain issues. The culmination of these votes should indicate which party the user is aligned closest to. There must also be an email subscription service that will send a HTML formatted email to the user when they first subscribe. The website should inform and excite the user to politics.</text:span></text:p>
      <text:p text:style-name="Standard">The website should display information for the following 4 major federal political parties of Canada.</text:p>
      <text:p text:style-name="P2"><text:span text:style-name="T2">Liberal Party of Canada</text:span></text:p>
      <text:p text:style-name="P2"><text:span text:style-name="T2">Conservative Party of Canada</text:span></text:p>
      <text:p text:style-name="P2"><text:span text:style-name="T2">New Democratic Party</text:span></text:p>
      <text:p text:style-name="P2"><text:span text:style-name="T3">Bloc Québécois</text:span></text:p>
      <text:p text:style-name="Standard"/>
      <text:p text:style-name="Standard"><text:span text:style-name="T4">Product Backlog </text:span></text:p>
      <text:list xml:id="list1813849934443282681" text:style-name="WWNum1">
        <text:list-item>
          <text:p text:style-name="P4">As a visitor this website must display and function well on mobile, tablet and desktop.</text:p>
        </text:list-item>
      </text:list>
      <text:p text:style-name="List_20_Paragraph"/>
      <text:list xml:id="list30356691" text:continue-numbering="true" text:style-name="WWNum1">
        <text:list-item>
          <text:p text:style-name="P4">As a visitor I can select one of the Canadian parties and view information related to their history, leader, prominent party policies and their current position in the Canadian Government. This <text:soft-page-break/>section must also contain a list of all of the party’s MPs grouped according to their associated province/constituency.</text:p>
          <text:p text:style-name="P4"/>
        </text:list-item>
        <text:list-item>
          <text:p text:style-name="P4">As a visitor on the home page I should see a video background or video header that shows one of 4 videos highlighting Canada and government. The video shown should be random and the video should not be a focal point on the page.</text:p>
        </text:list-item>
      </text:list>
      <text:p text:style-name="List_20_Paragraph"/>
      <text:list xml:id="list30371354" text:continue-numbering="true" text:style-name="WWNum1">
        <text:list-item>
          <text:p text:style-name="P5">As a visitor I should be able to navigate to one of the other parties easily when viewing them in the above section.</text:p>
        </text:list-item>
      </text:list>
      <text:p text:style-name="List_20_Paragraph"/>
      <text:list xml:id="list30351828" text:continue-numbering="true" text:style-name="WWNum1">
        <text:list-item>
          <text:p text:style-name="P4">In a section titles “Who’s my MP” as a visitor on a desktop or tablet device I should be able to select my province. After selecting said province I should be shown a list containing all the current MPs (of all parties) belong to that region. This section must be dynamic and not a basic “click name of province”.</text:p>
        </text:list-item>
      </text:list>
      <text:p text:style-name="List_20_Paragraph"/>
      <text:list xml:id="list30359401" text:continue-numbering="true" text:style-name="WWNum1">
        <text:list-item>
          <text:p text:style-name="P4">As a visitor, in the comparing party’s policy section, I can select one or more parties to scrutinize their stance on many policies or political issues. I should clearly see the issue or topic plus a brief synopsis of the party’s stance/opinion or track record. The policies could include Economy, Environment, Education, Foreign Affairs, First Nation Affairs and Agriculture etc. Nine different policies must be included. On mobile devices, where it is not manageable to display more than one party at a time, I should be able to navigate quickly between them. </text:p>
        </text:list-item>
      </text:list>
      <text:p text:style-name="List_20_Paragraph"/>
      <text:list xml:id="list30373396" text:continue-numbering="true" text:style-name="WWNum1">
        <text:list-item>
          <text:p text:style-name="P4">As a visitor I can filter these policies or political issues to only show ones related to a particular group or groups e.g. Economy and Foreign Affairs etc.</text:p>
        </text:list-item>
      </text:list>
      <text:p text:style-name="List_20_Paragraph"/>
      <text:list xml:id="list30357196" text:continue-numbering="true" text:style-name="WWNum1">
        <text:list-item>
          <text:p text:style-name="P4">As a visitor in the comparing party’s policy section I should see some UI that allows me to vote for a party on a particular issue. I should be able to change my vote if I want and I can skip votes if I like. Some interface must be in place to show me which parties I am leaning towards based on my total number of votes.</text:p>
        </text:list-item>
      </text:list>
      <text:p text:style-name="List_20_Paragraph"/>
      <text:list xml:id="list30363053" text:continue-numbering="true" text:style-name="WWNum1">
        <text:list-item>
          <text:p text:style-name="P4">As a visitor when I am voting I should be able to click a button and see a detailed graphical representation of my choices. An interesting fact about my preferred party should be displayed.</text:p>
        </text:list-item>
      </text:list>
      <text:p text:style-name="List_20_Paragraph"><text:soft-page-break/></text:p>
      <text:list xml:id="list30353506" text:continue-numbering="true" text:style-name="WWNum1">
        <text:list-item>
          <text:p text:style-name="P4">As a visitor I should be able to subscribe to a newsletter by inputting my email address.</text:p>
        </text:list-item>
      </text:list>
      <text:p text:style-name="List_20_Paragraph"/>
      <text:p text:style-name="List_20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CA"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CA"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0693in" fo:margin-bottom="0.0693in" fo:line-height="100%"/>
      <style:text-properties style:font-name="Times New Roman" fo:font-size="24pt" fo:font-weight="bold" style:letter-kerning="true" style:font-name-asian="Times New Roman1" style:font-size-asian="24pt" style:language-asian="en" style:country-asian="CA" style:font-weight-asian="bold" style:font-name-complex="Times New Roman1" style:font-size-complex="24pt" style:font-weight-complex="bold"/>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1_20_Char" style:display-name="Heading 1 Char" style:family="text" style:parent-style-name="Default_20_Paragraph_20_Font">
      <style:text-properties style:font-name="Times New Roman" fo:font-size="24pt" fo:font-weight="bold" style:letter-kerning="true" style:font-name-asian="Times New Roman1" style:font-size-asian="24pt" style:language-asian="en" style:country-asian="CA" style:font-weight-asian="bold" style:font-name-complex="Times New Roman1" style:font-size-complex="24pt"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apple-converted-space" style:family="text" style:parent-style-name="Default_20_Paragraph_20_Font"/>
    <style:style style:name="ListLabel_20_1" style:display-name="ListLabel 1"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am vanarts</meta:initial-creator>
    <meta:editing-cycles>4</meta:editing-cycles>
    <meta:creation-date>2016-05-05T21:40:00</meta:creation-date>
    <dc:date>2016-10-18T10:18:51.75</dc:date>
    <meta:editing-duration>PT2M15S</meta:editing-duration>
    <meta:generator>OpenOffice/4.1.2$Win32 OpenOffice.org_project/412m3$Build-9782</meta:generator>
    <meta:document-statistic meta:table-count="0" meta:image-count="0" meta:object-count="0" meta:page-count="3" meta:paragraph-count="19" meta:word-count="726" meta:character-count="399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